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T1" style:family="text">
      <style:text-properties officeooo:rsid="0003bf4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Êêê, minha gente! Tá começando mais um <text:span text:style-name="Strong_20_Emphasis">Carpa na Farofa</text:span>, o podcast mais arretado que mistura cultura asiática com nosso jeitinho de ser. Eu sou <text:span text:style-name="Strong_20_Emphasis">Solanja Cristina</text:span>, a embaixadora dos otakus e devoradora oficial de cuscuz com nerdice.</text:p>
      <text:p text:style-name="Text_20_body">Hoje, o tema é pra quem gosta de leitura. Não é livro nem cordel, mas os <text:span text:style-name="Strong_20_Emphasis">quadrinhos asiáticos</text:span> que tão dominando tudo: <text:span text:style-name="Strong_20_Emphasis">manhua, manhwa e mangá</text:span>. Você sabe a diferença ou acha que é tudo a mesma coisa? Pois senta aí, pega tua água de coco e bora desmiuçar esse assunto!</text:p>
      <text:p text:style-name="Text_20_body">Primeiro, vamos falar dos <text:span text:style-name="Strong_20_Emphasis">mangás</text:span>, os quadrinhos japoneses que tão na boca do povo desde que o mundo é mundo (ou pelo menos desde o pós-guerra).</text:p>
      <text:p text:style-name="Text_20_body">Esses bichos têm um estilo inconfundível: preto e branco, leitura de trás pra frente (que confunde a gente no começo) e histórias pra todo gosto! Tem romance, terror, ação, drama, até uns trem esquisitos que a gente lê só pra dizer que leu.</text:p>
      <text:p text:style-name="Text_20_body"><text:span text:style-name="Strong_20_Emphasis">Exemplos?</text:span> <text:span text:style-name="Emphasis">Naruto</text:span>, <text:span text:style-name="Emphasis">One Piece</text:span>, <text:span text:style-name="Emphasis">Attack on Titan</text:span>, <text:span text:style-name="Emphasis">Death Note</text:span>. É uma enxurrada de sucesso que depois vira anime, vira filme, vira até capinha de caderno no colégio.</text:p>
      <text:p text:style-name="Text_20_body">Mas o que faz o mangá ser tão bom, hein? É porque os japoneses têm um jeitinho especial de construir histórias e personagens. Eles não têm medo de emocionar, de fazer o leitor rir ou chorar. E o traço, meu povo, é um espetáculo à parte!</text:p>
      <text:p text:style-name="Text_20_body">Agora, bora atravessar o mar e chegar na <text:span text:style-name="Strong_20_Emphasis">Coreia do Sul</text:span>, onde o quadrinho é chamado de <text:span text:style-name="Strong_20_Emphasis">manhwa</text:span>. Mas ó, os manhwas que tão bombando hoje não são exatamente os de papel. É tudo <text:span text:style-name="Strong_20_Emphasis">digital</text:span>, nos famosos <text:span text:style-name="Strong_20_Emphasis">webtoons</text:span>.</text:p>
      <text:p text:style-name="Text_20_body">Os <text:span text:style-name="Strong_20_Emphasis">webtoons</text:span> são lidos no celular, com aquele formato de rolar pra baixo, sabe? É prático, é moderno e combina demais com a vida corrida do coreano e do resto do mundo.</text:p>
      <text:p text:style-name="Text_20_body">E o que é que tem nos manhwas? Muita coisa boa! Histórias cheias de reviravoltas, romance do tipo que faz a gente suspirar e fantasia de deixar qualquer fã de RPG no chão. Exemplos? <text:span text:style-name="Emphasis">Tower of God</text:span>, <text:span text:style-name="Emphasis">Solo Leveling</text:span> e <text:span text:style-name="Emphasis">True Beauty</text:span>.</text:p>
      <text:p text:style-name="Text_20_body">O traço é bem colorido e vivo, diferente do mangá preto e branco. E as histórias têm um ritmo que prende a gente. Coreano sabe como fazer a gente maratonar, viu?</text:p>
      <text:p text:style-name="Text_20_body">Agora bora pra <text:span text:style-name="Strong_20_Emphasis">China</text:span>, onde os quadrinhos são chamados de <text:span text:style-name="Strong_20_Emphasis">manhua</text:span>. E deixa eu te dizer: esses bichos são uma mistura de tradição com modernidade, viu?</text:p>
      <text:p text:style-name="Text_20_body">Os <text:span text:style-name="Strong_20_Emphasis">manhuas</text:span> têm traços lindos, cheios de detalhes e com uma pegada bem artística. É como se cada página fosse uma pintura. As histórias muitas vezes são inspiradas em mitologia chinesa, lendas antigas e wuxia (aquelas aventuras de guerreiros que voam e lutam como dançarinos).</text:p>
      <text:p text:style-name="Text_20_body">Um exemplo que tá bombando é <text:span text:style-name="Emphasis">The King's Avatar</text:span>, que mistura e-sports com drama. E tem também <text:span text:style-name="Emphasis">Heaven Official’s Blessing</text:span>, que é tão bonito que a gente quer imprimir as páginas e pendurar na parede.</text:p>
      <text:p text:style-name="Text_20_body">Ah, e hoje em dia tem muito <text:span text:style-name="Strong_20_Emphasis">manhua digital</text:span> também, tipo os webtoons coreanos. É tudo colorido e cheio de ação, perfeito pra ler no celular enquanto tá na fila do banco.</text:p>
      <text:p text:style-name="Text_20_body">Agora bora comparar essas três belezas.</text:p>
      <text:list text:style-name="L1">
        <text:list-item>
          <text:p text:style-name="P1"><text:span text:style-name="Strong_20_Emphasis">Estilo:</text:span></text:p>
          <text:list>
            <text:list-item>
              <text:p text:style-name="P2">O <text:span text:style-name="Strong_20_Emphasis">mangá</text:span> é preto e branco, direto ao ponto e tem leitura invertida.</text:p>
            </text:list-item>
            <text:list-item>
              <text:p text:style-name="P2"><text:soft-page-break/>O <text:span text:style-name="Strong_20_Emphasis">manhwa</text:span> é digital, cheio de cor e bem moderninho.</text:p>
            </text:list-item>
            <text:list-item>
              <text:p text:style-name="P2">O <text:span text:style-name="Strong_20_Emphasis">manhua</text:span> mistura os dois: tem o charme do papel e a beleza do digital.</text:p>
            </text:list-item>
          </text:list>
        </text:list-item>
        <text:list-item>
          <text:p text:style-name="P1"><text:span text:style-name="Strong_20_Emphasis">Histórias:</text:span></text:p>
          <text:list>
            <text:list-item>
              <text:p text:style-name="P2">No mangá, a gente encontra de tudo. O foco tá na narrativa bem construída.</text:p>
            </text:list-item>
            <text:list-item>
              <text:p text:style-name="P2">O manhwa gosta de drama e romance, mas com umas reviravoltas que fazem a gente querer jogar o celular na parede.</text:p>
            </text:list-item>
            <text:list-item>
              <text:p text:style-name="P2">O manhua adora um épico, com magia, guerreiros e mistérios.</text:p>
            </text:list-item>
          </text:list>
        </text:list-item>
        <text:list-item>
          <text:p text:style-name="P1"><text:span text:style-name="Strong_20_Emphasis">Cultura:</text:span></text:p>
          <text:list>
            <text:list-item>
              <text:p text:style-name="P2">Os mangás mostram muito da cultura japonesa, desde comida até tradições.</text:p>
            </text:list-item>
            <text:list-item>
              <text:p text:style-name="P2">Os manhwas trazem aquela vibe moderna da Coreia, com moda, K-pop e tecnologia.</text:p>
            </text:list-item>
            <text:list-item>
              <text:p text:style-name="P1">Os manhuas são um mergulho na história e na mitologia da China.</text:p>
            </text:list-item>
          </text:list>
        </text:list-item>
      </text:list>
      <text:p text:style-name="Text_20_body">Eita, meu povo, deu pra entender que esses três são diferentes, mas maravilhosos, né? Seja você fã de samurai, de romance colegial ou de guerreiros místicos, tem sempre um quadrinho asiático pra te conquistar.</text:p>
      <text:p text:style-name="Text_20_body">Agora me diz: você prefere mangá, manhwa ou manhua? Vai lá no nosso Instagram, @carpanafarofa, e deixa tua opinião. Quero saber o que tá dominando o coração do povo!</text:p>
      <text:p text:style-name="Text_20_body"><text:span text:style-name="Strong_20_Emphasis">[</text:span>No próximo episódio, a gente vai falar <text:span text:style-name="T1">de comoa dublagem, as vozinhas, influem nas animações</text:span>! Até lá, minha gent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nivia Timbó</meta:initial-creator>
    <meta:creation-date>2024-12-09T14:20:40.743175153</meta:creation-date>
    <meta:generator>LibreOffice/24.8.3.2$Linux_X86_64 LibreOffice_project/480$Build-2</meta:generator>
    <dc:date>2024-12-09T14:53:49.911346979</dc:date>
    <dc:creator>Tanivia Timbó</dc:creator>
    <meta:editing-duration>PT6M2S</meta:editing-duration>
    <meta:editing-cycles>1</meta:editing-cycles>
    <meta:document-statistic meta:table-count="0" meta:image-count="0" meta:object-count="0" meta:page-count="2" meta:paragraph-count="30" meta:word-count="734" meta:character-count="4023" meta:non-whitespace-character-count="3331"/>
  </office:meta>
</office:document-meta>
</file>